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59mm" fo:break-before="auto" style:use-optimal-row-height="fals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17.97mm" fo:break-before="auto" style:use-optimal-row-height="true"/>
    </style:style>
    <style:style style:name="ro6" style:family="table-row">
      <style:table-row-properties style:row-height="23.79mm" fo:break-before="auto" style:use-optimal-row-height="true"/>
    </style:style>
    <style:style style:name="ro7" style:family="table-row">
      <style:table-row-properties style:row-height="29.62mm" fo:break-before="auto" style:use-optimal-row-height="true"/>
    </style:style>
    <style:style style:name="ro8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ffffa5" style:text-align-source="fix" style:repeat-content="false" fo:wrap-option="wrap" fo:border="0.06pt solid #000000" style:vertical-align="middle"/>
      <style:paragraph-properties fo:text-align="center"/>
      <style:text-properties style:font-name="Roboto" fo:font-size="15pt" style:font-size-asian="15pt" style:font-size-complex="15pt"/>
    </style:style>
    <style:style style:name="ce4" style:family="table-cell" style:parent-style-name="Default">
      <style:table-cell-properties fo:background-color="#ffffa5" style:text-align-source="fix" style:repeat-content="false" fo:wrap-option="wrap" fo:border="0.06pt solid #000000" style:vertical-align="middle"/>
      <style:paragraph-properties fo:text-align="center"/>
      <style:text-properties fo:font-size="15pt" style:font-size-asian="15pt" style:font-size-complex="15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Задача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реднесписочное число рабочих</text:p>
          </table:table-cell>
          <table:table-cell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работанно рабочими человеко дней</text:p>
          </table:table-cell>
          <table:table-cell office:value-type="float" office:value="110790" calcext:value-type="float">
            <text:p>1107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исло человеко-дней <text:s/>целодневных простоев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исло человеко дней неявок на работу всего</text:p>
          </table:table-cell>
          <table:table-cell office:value-type="float" office:value="71700" calcext:value-type="float">
            <text:p>717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 том числ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ежегодные отпуска</text:p>
          </table:table-cell>
          <table:table-cell office:value-type="float" office:value="9000" calcext:value-type="float">
            <text:p>9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чебные отпуска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пуска в связи с родами</text:p>
          </table:table-cell>
          <table:table-cell office:value-type="float" office:value="480" calcext:value-type="float">
            <text:p>4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явки по болезни</text:p>
          </table:table-cell>
          <table:table-cell office:value-type="float" office:value="5000" calcext:value-type="float">
            <text:p>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чие неявки <text:s/>разрешенные законом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явки с разрешения администрации</text:p>
          </table:table-cell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рогулы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исло человеко дней праздничных и выходных</text:p>
          </table:table-cell>
          <table:table-cell office:value-type="float" office:value="56500" calcext:value-type="float">
            <text:p>56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исло отработанных человекочасов всего</text:p>
          </table:table-cell>
          <table:table-cell office:value-type="float" office:value="875241" calcext:value-type="float">
            <text:p>8752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 том числе сверхурочно</text:p>
          </table:table-cell>
          <table:table-cell office:value-type="float" office:value="11079" calcext:value-type="float">
            <text:p>1107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1. Календарный табельный и максимальнофвозможный <text:s/>фонды рабочего времени и их отноительные показател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. Среднюю фактическую длительность рабочего пери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 Среднюю фактическую длительность рабочего дня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65 календарный пери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3" office:value-type="string" calcext:value-type="string">
            <text:p>Решение задачи 1</text:p>
          </table:table-cell>
          <table:table-cell table:style-name="ce3"/>
          <table:table-cell table:number-columns-repeated="1022"/>
        </table:table-row>
        <table:table-row table:style-name="ro5">
          <table:table-cell table:style-name="ce3" office:value-type="string" calcext:value-type="string">
            <text:p>Календарный фонд рабочего времени <text:s/>= 500*365 или 110790+10+71700</text:p>
          </table:table-cell>
          <table:table-cell table:style-name="ce3" table:formula="of:=[.B2]*365" office:value-type="float" office:value="182500" calcext:value-type="float">
            <text:p>182500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Табельный фонд рабочего времени = КалендФоРабВр – ЧислЧелДнПраздВых</text:p>
          </table:table-cell>
          <table:table-cell table:style-name="ce3" table:formula="of:=[.B25]-[.B14]" office:value-type="float" office:value="126000" calcext:value-type="float">
            <text:p>126000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>
            <text:p>Максимальновозможный фонд рабочего времени = ТабФоРабВр – ежегодные отпуска</text:p>
          </table:table-cell>
          <table:table-cell table:style-name="ce3" table:formula="of:=[.B26]-[.B7]" office:value-type="float" office:value="117000" calcext:value-type="float">
            <text:p>117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4" office:value-type="string" calcext:value-type="string">
            <text:p>Решение задачи 2,3</text:p>
          </table:table-cell>
          <table:table-cell table:style-name="ce4"/>
          <table:table-cell table:number-columns-repeated="1022"/>
        </table:table-row>
        <table:table-row table:style-name="ro7">
          <table:table-cell table:style-name="ce4" office:value-type="string" calcext:value-type="string">
            <text:p>Средняя продолжительность рабочего периода <text:s/>= отработано рабочими человекодней / среднесписочное число рабочих (дней)</text:p>
          </table:table-cell>
          <table:table-cell table:style-name="ce4" table:formula="of:=[.B3]/[.B2]" office:value-type="float" office:value="221.58" calcext:value-type="float">
            <text:p>221,58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Среднефактическая продолжительность рабочего дня <text:s/>= колво отработанных человеко часов / отработано рабочими человеко дней (ч)</text:p>
          </table:table-cell>
          <table:table-cell table:style-name="ce4" table:formula="of:=[.B15]/[.B3]" office:value-type="float" office:value="7.9" calcext:value-type="float">
            <text:p>7,9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.00.0000</text:date>, <text:time style:data-style-name="N2" text:time-value="09:02:02.7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19S</meta:editing-duration>
    <meta:editing-cycles>4</meta:editing-cycles>
    <meta:generator>LibreOffice/5.3.0.3$Windows_x86 LibreOffice_project/7074905676c47b82bbcfbea1aeefc84afe1c50e1</meta:generator>
    <dc:date>2017-04-19T09:52:32.147000000</dc:date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